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ackground-color="#158466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ffa6a6"/>
    </style:style>
    <style:style style:name="ce14" style:family="table-cell" style:parent-style-name="Default">
      <style:table-cell-properties fo:background-color="#ff972f"/>
    </style:style>
    <style:style style:name="ce15" style:family="table-cell" style:parent-style-name="Default">
      <style:table-cell-properties fo:background-color="#2a6099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6:.D45])" office:value-type="float" office:value="3" calcext:value-type="float">
            <text:p>3</text:p>
          </table:table-cell>
          <table:table-cell table:formula="of:=SUM([.E16:.E45])" office:value-type="float" office:value="4" calcext:value-type="float">
            <text:p>4</text:p>
          </table:table-cell>
          <table:table-cell table:formula="of:=SUM([.F16:.F45])" office:value-type="float" office:value="7" calcext:value-type="float">
            <text:p>7</text:p>
          </table:table-cell>
          <table:table-cell table:style-name="Default" table:formula="of:=SUM([.G16:.G45])" office:value-type="float" office:value="8" calcext:value-type="float">
            <text:p>8</text:p>
          </table:table-cell>
          <table:table-cell table:formula="of:=SUM([.H16:.H45])" office:value-type="float" office:value="11" calcext:value-type="float">
            <text:p>11</text:p>
          </table:table-cell>
          <table:table-cell/>
          <table:table-cell table:style-name="Default" table:formula="of:=SUM([.J16:.J45])" office:value-type="float" office:value="5" calcext:value-type="float">
            <text:p>5</text:p>
          </table:table-cell>
          <table:table-cell table:formula="of:=SUM([.K16:.K45])" office:value-type="float" office:value="6" calcext:value-type="float">
            <text:p>6</text:p>
          </table:table-cell>
          <table:table-cell table:formula="of:=SUM([.L16:.L45])" office:value-type="float" office:value="2" calcext:value-type="float">
            <text:p>2</text:p>
          </table:table-cell>
          <table:table-cell table:formula="of:=SUM([.M16:.M45])" office:value-type="float" office:value="7" calcext:value-type="float">
            <text:p>7</text:p>
          </table:table-cell>
          <table:table-cell table:style-name="Default" table:formula="of:=SUM([.N16:.N45])" office:value-type="float" office:value="8" calcext:value-type="float">
            <text:p>8</text:p>
          </table:table-cell>
          <table:table-cell table:formula="of:=SUM([.O16:.O45]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D16:.G16])/2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" table:number-columns-repeated="3"/>
          <table:table-cell table:style-name="ce6" office:value-type="float" office:value="1" calcext:value-type="float">
            <text:p>1</text:p>
          </table:table-cell>
          <table:table-cell table:formula="of:=SUM([.J16:.N16])/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UM([.D17:.G17])/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J17:.N17])/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UM([.D18:.G18])/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J18:.N18])/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UM([.D19:.G19])/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J19:.N19])/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UM([.D20:.G20])/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J20:.N20])/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UM([.D21:.G21])/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SUM([.J21:.N21])/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UM([.D22:.G22])/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SUM([.J22:.N22])/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3:.G23])/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SUM([.J23:.N23])/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D24:.G24])/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J24:.N24])/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D25:.G25])/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J25:.N25])/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D26:.G26])/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J26:.N26])/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formula="of:=SUM([.D27:.G27]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J27:.N27])/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formula="of:=SUM([.D28:.G28])/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J28:.N28])/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formula="of:=SUM([.D29:.G29])/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J29:.N29])/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formula="of:=SUM([.D30:.G30])/2" office:value-type="float" office:value="0" calcext:value-type="float">
            <text:p>0</text:p>
          </table:table-cell>
          <table:table-cell table:number-columns-repeated="6"/>
          <table:table-cell table:formula="of:=SUM([.J30:.N30])/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SUM([.D31:.G31])/2" office:value-type="float" office:value="0" calcext:value-type="float">
            <text:p>0</text:p>
          </table:table-cell>
          <table:table-cell table:number-columns-repeated="6"/>
          <table:table-cell table:formula="of:=SUM([.J31:.N31])/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SUM([.D32:.G32])/2" office:value-type="float" office:value="0" calcext:value-type="float">
            <text:p>0</text:p>
          </table:table-cell>
          <table:table-cell table:number-columns-repeated="6"/>
          <table:table-cell table:formula="of:=SUM([.J32:.N32])/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SUM([.D33:.G33])/2" office:value-type="float" office:value="0" calcext:value-type="float">
            <text:p>0</text:p>
          </table:table-cell>
          <table:table-cell table:number-columns-repeated="6"/>
          <table:table-cell table:formula="of:=SUM([.J33:.N33])/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SUM([.D34:.G34])/2" office:value-type="float" office:value="0" calcext:value-type="float">
            <text:p>0</text:p>
          </table:table-cell>
          <table:table-cell table:number-columns-repeated="6"/>
          <table:table-cell table:formula="of:=SUM([.J34:.N34])/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J35:.N35])/2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3"/>
          <table:table-cell table:style-name="ce3"/>
          <table:table-cell table:style-name="ce5" table:number-columns-repeated="2"/>
          <table:table-cell table:style-name="ce8"/>
          <table:table-cell table:number-columns-repeated="2"/>
          <table:table-cell table:style-name="ce3"/>
          <table:table-cell table:style-name="ce5" table:number-columns-repeated="3"/>
          <table:table-cell table:style-name="ce8"/>
          <table:table-cell/>
        </table:table-row>
      </table:table>
      <table:table table:name="Лист2" table:style-name="ta1">
        <table:table-column table:style-name="co1" table:number-columns-repeated="11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1">
          <table:table-cell table:number-columns-repeated="11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E2]+[.D2]+[.E14]+[.C7]" office:value-type="float" office:value="22" calcext:value-type="float">
            <text:p>22</text:p>
          </table:table-cell>
          <table:table-cell table:formula="of:=[.F2]/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formula="of:=[.H2]+[.I2]+[.J2]+[.K2]+[.L2]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formula="of:=[.N2]/2" office:value-type="float" office:value="16.5" calcext:value-type="float">
            <text:p>16,5</text:p>
          </table:table-cell>
          <table:table-cell table:number-columns-repeated="2"/>
          <table:table-cell table:style-name="Default"/>
          <table:table-cell table:number-columns-repeated="2"/>
          <table:table-cell table:formula="of:=SUM([.T4:.T20])" office:value-type="float" office:value="15" calcext:value-type="float">
            <text:p>15</text:p>
          </table:table-cell>
          <table:table-cell table:formula="of:=16.5-[.T3]" office:value-type="float" office:value="1.5" calcext:value-type="float">
            <text:p>1,5</text:p>
          </table:table-cell>
        </table:table-row>
        <table:table-row table:style-name="ro1">
          <table:table-cell table:number-columns-repeated="3"/>
          <table:table-cell table:style-name="ce9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ce9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  <table:table-cell table:style-name="ce12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9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/>
          <table:table-cell table:style-name="ce12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/>
          <table:table-cell table:style-name="ce12"/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0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0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ce13" office:value-type="float" office:value="12" calcext:value-type="float">
            <text:p>12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formula="of:=6/12" office:value-type="float" office:value="0.5" calcext:value-type="float">
            <text:p>0,5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ce14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ce14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ce14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ce14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ce14"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formula="of:=58/2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/>
          <table:table-cell table:style-name="ce11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9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4"/>
          <table:table-cell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9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/>
          <table:table-cell table:style-name="ce10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9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/>
          <table:table-cell table:style-name="ce10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4"/>
          <table:table-cell table:style-name="ce10" office:value-type="float" office:value="11" calcext:value-type="float">
            <text:p>11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9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4"/>
          <table:table-cell table:style-name="ce10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9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/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table:style-name="ce10" office:value-type="float" office:value="4" calcext:value-type="float">
            <text:p>4</text:p>
          </table:table-cell>
          <table:table-cell table:number-columns-repeated="5"/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table:style-name="ce10" office:value-type="float" office:value="6" calcext:value-type="float">
            <text:p>6</text:p>
          </table:table-cell>
          <table:table-cell table:number-columns-repeated="5"/>
          <table:table-cell table:style-name="ce9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9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4"/>
          <table:table-cell table:style-name="ce10" office:value-type="float" office:value="9" calcext:value-type="float">
            <text:p>9</text:p>
          </table:table-cell>
          <table:table-cell table:number-columns-repeated="5"/>
          <table:table-cell table:style-name="ce9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9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14"/>
          <table:table-cell office:value-type="float" office:value="17" calcext:value-type="float">
            <text:p>17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4"/>
          <table:table-cell office:value-type="float" office:value="18" calcext:value-type="float">
            <text:p>18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4"/>
          <table:table-cell office:value-type="float" office:value="19" calcext:value-type="float">
            <text:p>19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table:style-name="ce11"/>
          <table:table-cell table:number-columns-repeated="5"/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table:style-name="ce11"/>
          <table:table-cell table:number-columns-repeated="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Лист3" table:style-name="ta1">
        <table:table-column table:style-name="co1" table:number-columns-repeated="13" table:default-cell-style-name="Default"/>
        <table:table-row table:style-name="ro1">
          <table:table-cell table:number-columns-repeated="2" office:value-type="string" calcext:value-type="string">
            <text:p>ч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d</text:p>
          </table:table-cell>
        </table:table-row>
        <table:table-row table:style-name="ro1">
          <table:table-cell table:formula="of:=RANDBETWEEN(1;50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]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1235813" calcext:value-type="float">
            <text:p>11235813</text:p>
          </table:table-cell>
          <table:table-cell table:style-name="ce16" office:value-type="float" office:value="112358" calcext:value-type="float">
            <text:p>112358</text:p>
          </table:table-cell>
          <table:table-cell table:formula="of:=GCD([.K2];[.L2])" office:value-type="float" office:value="1" calcext:value-type="float">
            <text:p>1</text:p>
          </table:table-cell>
        </table:table-row>
        <table:table-row table:style-name="ro1">
          <table:table-cell table:formula="of:=RANDBETWEEN(1;50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RANDBETWEEN(1;50)"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formula="of:=[.B4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RANDBETWEEN(1;50)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5]" office:value-type="float" office:value="14" calcext:value-type="float">
            <text:p>14</text:p>
          </table:table-cell>
          <table:table-cell table:number-columns-repeated="7"/>
          <table:table-cell table:formula="of:=[.M2]/[.K2]" office:value-type="float" office:value="0.0000000890011252412264" calcext:value-type="float">
            <text:p>8,90011252412264E-08</text:p>
          </table:table-cell>
        </table:table-row>
        <table:table-row table:style-name="ro1">
          <table:table-cell table:formula="of:=RANDBETWEEN(1;50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[.B6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formula="of:=RANDBETWEEN(1;50)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formula="of:=RANDBETWEEN(1;50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[.B8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formula="of:=RANDBETWEEN(1;50)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9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formula="of:=RANDBETWEEN(1;50)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[.B10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formula="of:=RANDBETWEEN(1;50)" office:value-type="float" office:value="9" calcext:value-type="float">
            <text:p>9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[.B11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formula="of:=RANDBETWEEN(1;50)" office:value-type="float" office:value="38" calcext:value-type="float">
            <text:p>3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table:formula="of:=[.B12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formula="of:=RANDBETWEEN(1;50)"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table:formula="of:=[.B1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formula="of:=RANDBETWEEN(1;50)" office:value-type="float" office:value="16" calcext:value-type="float">
            <text:p>16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table:formula="of:=[.B14]" office:value-type="float" office:value="37" calcext:value-type="float">
            <text:p>37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formula="of:=SUM([.B2:.B14])" office:value-type="float" office:value="265" calcext:value-type="float">
            <text:p>265</text:p>
          </table:table-cell>
          <table:table-cell table:formula="of:=SUM([.C2:.C14])" office:value-type="float" office:value="133" calcext:value-type="float">
            <text:p>133</text:p>
          </table:table-cell>
          <table:table-cell table:formula="of:=SUM([.D2:.D14])" office:value-type="float" office:value="132" calcext:value-type="float">
            <text:p>132</text:p>
          </table:table-cell>
          <table:table-cell table:formula="of:=SUM([.E2:.E14])" office:value-type="float" office:value="133" calcext:value-type="float">
            <text:p>133</text:p>
          </table:table-cell>
          <table:table-cell table:formula="of:=SUM([.F2:.F14])"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/>
          <table:table-cell table:formula="of:=[.B20]/2" office:value-type="float" office:value="132.5" calcext:value-type="float">
            <text:p>132,5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2" table:target-range-address="Лист3.A1:Лист3.B1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8:20:04.808378567</meta:creation-date>
    <dc:date>2020-09-12T03:49:45.880348678</dc:date>
    <meta:editing-duration>PT8M12S</meta:editing-duration>
    <meta:editing-cycles>1</meta:editing-cycles>
    <meta:document-statistic meta:table-count="3" meta:cell-count="358" meta:object-count="0"/>
    <meta:generator>LibreOffice/6.1.5.2$Linux_X86_64 LibreOffice_project/10$Build-2</meta:generator>
  </office:meta>
</office:document-meta>
</file>